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, Helvetica, Arial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0" svg:font-family="0" style:font-family-generic="system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 style:list-style-name="WWNum1">
      <style:text-properties officeooo:paragraph-rsid="00151f6a"/>
    </style:style>
    <style:style style:name="P2" style:family="paragraph" style:parent-style-name="Text_20_body">
      <style:text-properties officeooo:paragraph-rsid="00151f6a"/>
    </style:style>
    <style:style style:name="P3" style:family="paragraph" style:parent-style-name="Text_20_body" style:list-style-name="WWNum1">
      <style:text-properties officeooo:rsid="001553cb" officeooo:paragraph-rsid="001553cb"/>
    </style:style>
    <style:style style:name="P4" style:family="paragraph" style:parent-style-name="Standard" style:list-style-name="WWNum1">
      <style:paragraph-properties fo:line-height="150%" fo:text-align="center" style:justify-single-word="false">
        <style:tab-stops>
          <style:tab-stop style:position="1.27cm"/>
        </style:tab-stops>
      </style:paragraph-properties>
      <style:text-properties fo:color="#000000" style:font-name="Times New Roman" fo:font-size="12pt" fo:language="ru" fo:country="RU" officeooo:rsid="0011a93a" officeooo:paragraph-rsid="0014a5f8" style:letter-kerning="true" style:font-name-asian="0" style:font-size-asian="12pt" style:language-asian="hi" style:country-asian="IN"/>
    </style:style>
    <style:style style:name="P5" style:family="paragraph" style:parent-style-name="Standard" style:list-style-name="WWNum1">
      <style:paragraph-properties fo:line-height="150%" fo:text-align="center" style:justify-single-word="false">
        <style:tab-stops>
          <style:tab-stop style:position="1.27cm"/>
        </style:tab-stops>
      </style:paragraph-properties>
      <style:text-properties fo:color="#000000" style:font-name="Times New Roman" fo:font-size="12pt" fo:language="ru" fo:country="RU" officeooo:rsid="0014a5f8" officeooo:paragraph-rsid="0014a5f8" style:letter-kerning="true" style:font-name-asian="0" style:font-size-asian="12pt" style:language-asian="hi" style:country-asian="IN"/>
    </style:style>
    <style:style style:name="T1" style:family="text">
      <style:text-properties fo:font-variant="normal" fo:text-transform="none" fo:color="#2067b0" style:text-line-through-style="none" style:text-line-through-type="none" style:font-name="Helvetica Neue" fo:font-size="10.5pt" fo:letter-spacing="normal" fo:font-style="normal" style:text-underline-style="none" fo:font-weight="normal" style:text-blinking="false"/>
    </style:style>
    <style:style style:name="T2" style:family="text">
      <style:text-properties fo:font-variant="normal" fo:text-transform="none" fo:color="#2e2e2e" style:font-name="Helvetica Neue" fo:font-size="10.5pt" fo:letter-spacing="normal" fo:font-style="normal" style:text-underline-style="solid" style:text-underline-width="auto" style:text-underline-color="font-color" fo:font-weight="normal" officeooo:rsid="0014a5f8"/>
    </style:style>
    <style:style style:name="T3" style:family="text">
      <style:text-properties fo:font-variant="normal" fo:text-transform="none" fo:color="#2e2e2e" fo:letter-spacing="normal" fo:font-style="normal" style:text-underline-style="solid" style:text-underline-width="auto" style:text-underline-color="font-color" fo:font-weight="normal" officeooo:rsid="0014a5f8"/>
    </style:style>
    <style:style style:name="T4" style:family="text">
      <style:text-properties fo:font-variant="normal" fo:text-transform="none" fo:color="#2e2e2e" fo:letter-spacing="normal" fo:font-style="normal" fo:font-weight="normal" officeooo:rsid="0014a5f8"/>
    </style:style>
    <style:style style:name="T5" style:family="text">
      <style:text-properties fo:font-variant="normal" fo:text-transform="none" fo:color="#2e2e2e" fo:font-size="10.5pt" fo:letter-spacing="normal" fo:font-style="normal" style:text-underline-style="solid" style:text-underline-width="auto" style:text-underline-color="font-color" fo:font-weight="normal" officeooo:rsid="0014a5f8"/>
    </style:style>
    <style:style style:name="T6" style:family="text">
      <style:text-properties fo:font-weight="bold" officeooo:rsid="0014a5f8"/>
    </style:style>
    <style:style style:name="T7" style:family="text">
      <style:text-properties style:text-underline-style="solid" style:text-underline-width="auto" style:text-underline-color="font-color" fo:font-weight="bold"/>
    </style:style>
    <style:style style:name="T8" style:family="text">
      <style:text-properties style:text-underline-style="solid" style:text-underline-width="auto" style:text-underline-color="font-color" fo:font-weight="bold" officeooo:rsid="0014a5f8"/>
    </style:style>
    <style:style style:name="T9" style:family="text">
      <style:text-properties officeooo:rsid="00151f6a"/>
    </style:style>
    <style:style style:name="T10" style:family="text">
      <style:text-properties officeooo:rsid="001553cb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from-top" style:vertical-rel="page" style:horizontal-pos="from-left" style:horizontal-rel="paragraph" fo:padding="0cm" fo:border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Врезка1" text:anchor-type="page" text:anchor-page-number="1" svg:x="0cm" svg:y="0cm" svg:width="0.423cm" draw:z-index="0">
        <draw:text-box fo:min-height="0.423cm">
          <text:p text:style-name="Text_20_body"/>
        </draw:text-box>
      </draw:frame>
      <text:list xml:id="list3950385105" text:style-name="WWNum1">
        <text:list-header>
          <text:p text:style-name="P3">ВНИМАНИЕ при выполнении тестирования,программа должна быть закрыта ка на пк так и на тсд</text:p>
          <text:p text:style-name="P1"><text:span text:style-name="T10">У</text:span> вас появилась возможность самим запускать тестирование и исправление базы данных 1с на ночь!!!(Решает проблемы медленной работы программы, ошибок при проведении документов и т.д.)<text:line-break/>Для этого необходимо скачать себе файл и запустить его, так как тестирование может длиться долго, то лучше его запускать непосредственно  после закрытия смены - перед закрытием магазина. Перед запуском файла необходимо убедиться что смена закрыта и выполнен Выход в ОС(закрытие программы Штрих М).<text:line-break/>Файл сам запустит тестирование,проверит ошибки, исправит их и выключит ваш ПК, через 10мин после завершения тестирования!!! <text:line-break/>Файл называется ПолноеТестирование+ВыключениеПК.bat  </text:p>
          <text:p text:style-name="P1"><text:span text:style-name="T9">ссылка на файл <text:s/></text:span><text:bookmark-start text:name="__DdeLink__270_806283609"/><text:span text:style-name="T9">http://bitrix.z-srv.ru/bitrix/tools/disk/uf.php?attachedId=16472&amp;action=download&amp;ncc=1</text:span><text:bookmark-end text:name="__DdeLink__270_806283609"/><text:line-break/><text:line-break/><text:line-break/>Так же прикреплен файл БыстроеТестирование.bat ,который делает быстрое тестирование и исправление в ходе рабочей смены,при сбоях программы, выключении электропитания, закрытия программы при проведении накладных. Перед запуском файла необходимо убедиться, что программа Штрих М закрыта. После завершения тестирования будет написано сообщение "Testing finished" "Для продолжения нажмите любую клавишу...". Нажимаете любую клавишу и запускаете программу Штрих-М Кассир. <text:s/><text:span text:style-name="T9">Ссылка </text:span><text:a xlink:type="simple" xlink:href="http://bitrix.z-srv.ru/bitrix/tools/disk/uf.php?attachedId=16470&amp;action=download&amp;ncc=1" text:style-name="Internet_20_link" text:visited-style-name="Visited_20_Internet_20_Link"><text:span text:style-name="T9">http://bitrix.z-srv.ru/bitrix/tools/disk/uf.php?attachedId=16470&amp;action=download&amp;ncc=1</text:span></text:a></text:p>
        </text:list-header>
      </text:list>
      <text:p text:style-name="P2"/>
      <text:p text:style-name="P2"><text:span text:style-name="T9">Общая ссылка </text:span><text:span text:style-name="T1">http://bitrix.z-srv.ru/company/personal/user/350/blog/1860/</text:span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 Neue" svg:font-family="'Helvetica Neue', Helvetica, Arial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0" svg:font-family="0" style:font-family-generic="system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1T12:58:05.439000000</meta:creation-date>
    <dc:date>2018-10-11T13:27:45.916000000</dc:date>
    <meta:editing-duration>PT29M36S</meta:editing-duration>
    <meta:editing-cycles>11</meta:editing-cycles>
    <meta:generator>LibreOffice/6.0.3.2$Windows_X86_64 LibreOffice_project/8f48d515416608e3a835360314dac7e47fd0b821</meta:generator>
    <meta:document-statistic meta:table-count="0" meta:image-count="0" meta:object-count="0" meta:page-count="1" meta:paragraph-count="4" meta:word-count="164" meta:character-count="1485" meta:non-whitespace-character-count="1316"/>
  </office:meta>
</office:document-meta>
</file>